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1e6" officeooo:paragraph-rsid="001971e6"/>
    </style:style>
    <style:style style:name="T1" style:family="text">
      <style:text-properties officeooo:rsid="00197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=</text:p>
      <text:p text:style-name="Standard">PHI BETA SIGMA CHAPTER WEBSITE - COMPLETE FUNCTIONALITY DOCUMENTATION</text:p>
      <text:p text:style-name="Standard">=======================================================================</text:p>
      <text:p text:style-name="Standard">Project: Capstone CH61</text:p>
      <text:p text:style-name="Standard">Framework: Django (Python)</text:p>
      <text:p text:style-name="Standard">Version: February 2026</text:p>
      <text:p text:style-name="P1">Jeuan M. Mitchell </text:p>
      <text:p text:style-name="Standard">=======================================================================</text:p>
      <text:p text:style-name="Standard"/>
      <text:p text:style-name="Standard">TABLE OF CONTENTS</text:p>
      <text:p text:style-name="Standard">-----------------</text:p>
      <text:p text:style-name="Standard">1. PROJECT OVERVIEW</text:p>
      <text:p text:style-name="Standard">2. PUBLIC PAGES</text:p>
      <text:p text:style-name="Standard">3. MEMBER PORTAL</text:p>
      <text:p text:style-name="Standard">4. OFFICER MANAGEMENT</text:p>
      <text:p text:style-name="Standard">5. FINANCIAL MANAGEMENT</text:p>
      <text:p text:style-name="Standard">6. COMMUNICATION SYSTEMS</text:p>
      <text:p text:style-name="Standard">7. E-COMMERCE BOUTIQUE</text:p>
      <text:p text:style-name="Standard">8. CHATBOT SYSTEM</text:p>
      <text:p text:style-name="Standard">9. SECURITY FEATURES</text:p>
      <text:p text:style-name="Standard">10. TECHNICAL SPECIFICATIONS</text:p>
      <text:p text:style-name="Standard"/>
      <text:p text:style-name="Standard">=======================================================================</text:p>
      <text:p text:style-name="Standard">1. PROJECT OVERVIEW</text:p>
      <text:p text:style-name="Standard">=======================================================================</text:p>
      <text:p text:style-name="Standard"/>
      <text:p text:style-name="Standard">This is a comprehensive fraternity chapter management and e-commerce platform</text:p>
      <text:p text:style-name="Standard">built with Django. The application serves as a complete digital hub for chapter</text:p>
      <text:p text:style-name="Standard">operations, member management, financial tracking, communications, and </text:p>
      <text:p text:style-name="Standard">merchandise sales.</text:p>
      <text:p text:style-name="Standard"/>
      <text:p text:style-name="Standard">TARGET USERS:</text:p>
      <text:p text:style-name="Standard">- Public visitors (prospective members, community)</text:p>
      <text:p text:style-name="Standard">- Active chapter members</text:p>
      <text:p text:style-name="Standard">- Chapter officers (administrative privileges)</text:p>
      <text:p text:style-name="Standard">- Treasurer (financial management)</text:p>
      <text:p text:style-name="Standard">- Chapter administrators</text:p>
      <text:p text:style-name="Standard"/>
      <text:p text:style-name="Standard">CORE FUNCTIONALITY AREAS:</text:p>
      <text:p text:style-name="Standard">- Public website with chapter information</text:p>
      <text:p text:style-name="Standard">- Member portal with social features</text:p>
      <text:p text:style-name="Standard">- Officer management console</text:p>
      <text:p text:style-name="Standard">- Financial/dues management with Stripe integration</text:p>
      <text:p text:style-name="Standard">- SMS notifications via Twilio</text:p>
      <text:p text:style-name="Standard">- Email communication system</text:p>
      <text:p text:style-name="Standard">- E-commerce boutique shop</text:p>
      <text:p text:style-name="Standard">- AI-powered public chatbot</text:p>
      <text:p text:style-name="Standard"/>
      <text:p text:style-name="Standard">=======================================================================</text:p>
      <text:p text:style-name="Standard">2. PUBLIC PAGES (No Authentication Required)</text:p>
      <text:p text:style-name="Standard">=======================================================================</text:p>
      <text:p text:style-name="Standard"><text:soft-page-break/></text:p>
      <text:p text:style-name="Standard">HOME PAGE (/)</text:p>
      <text:p text:style-name="Standard">- Welcome message and chapter branding</text:p>
      <text:p text:style-name="Standard">- Upcoming events display</text:p>
      <text:p text:style-name="Standard">- Quick navigation to key sections</text:p>
      <text:p text:style-name="Standard">- Chapter highlights and announcements</text:p>
      <text:p text:style-name="Standard"/>
      <text:p text:style-name="Standard">ABOUT PAGE (/about/)</text:p>
      <text:p text:style-name="Standard">- Chapter mission and vision</text:p>
      <text:p text:style-name="Standard">- History and founding information</text:p>
      <text:p text:style-name="Standard">- Chapter values and principles</text:p>
      <text:p text:style-name="Standard">- Fraternity overview</text:p>
      <text:p text:style-name="Standard"/>
      <text:p text:style-name="Standard">CHAPTER LEADERSHIP (/chapter-leadership/)</text:p>
      <text:p text:style-name="Standard">- Current officer roster with photos</text:p>
      <text:p text:style-name="Standard">- Leadership positions and bios</text:p>
      <text:p text:style-name="Standard">- Term information</text:p>
      <text:p text:style-name="Standard">- Contact details (selectively displayed)</text:p>
      <text:p text:style-name="Standard"/>
      <text:p text:style-name="Standard">CHAPTER PROGRAMS (/chapter-programs/)</text:p>
      <text:p text:style-name="Standard">- Overview of fraternity programs:</text:p>
      <text:p text:style-name="Standard"><text:s text:c="2"/>* Bigger Better Business (/programs/bigger-better-business/)</text:p>
      <text:p text:style-name="Standard"><text:s text:c="2"/>* Social Action (/programs/social-action/)</text:p>
      <text:p text:style-name="Standard"><text:s text:c="2"/>* Education (/programs/education/)</text:p>
      <text:p text:style-name="Standard"><text:s text:c="2"/>* Sigma Beta Club (/programs/sigma-beta-club/)</text:p>
      <text:p text:style-name="Standard">- Program photo galleries</text:p>
      <text:p text:style-name="Standard">- Program descriptions and accomplishments</text:p>
      <text:p text:style-name="Standard"/>
      <text:p text:style-name="Standard">EVENTS &amp; SERVICE (/events/)</text:p>
      <text:p text:style-name="Standard">- Public event calendar</text:p>
      <text:p text:style-name="Standard">- Event filtering by date/category</text:p>
      <text:p text:style-name="Standard">- Event details and locations</text:p>
      <text:p text:style-name="Standard">- RSVP information</text:p>
      <text:p text:style-name="Standard"/>
      <text:p text:style-name="Standard">CONTACT US (/contact/)</text:p>
      <text:p text:style-name="Standard">- Contact form submission</text:p>
      <text:p text:style-name="Standard">- Chapter contact information</text:p>
      <text:p text:style-name="Standard">- Location/meeting information</text:p>
      <text:p text:style-name="Standard"/>
      <text:p text:style-name="Standard">CHAPTER HISTORY (/history/)</text:p>
      <text:p text:style-name="Standard">- Detailed chapter history</text:p>
      <text:p text:style-name="Standard">- Founding story and milestones</text:p>
      <text:p text:style-name="Standard">- Leadership legacy</text:p>
      <text:p text:style-name="Standard">- Community service history</text:p>
      <text:p text:style-name="Standard"/>
      <text:p text:style-name="Standard">AUTHENTICATION</text:p>
      <text:p text:style-name="Standard">- Login (/login/) - Member authentication</text:p>
      <text:p text:style-name="Standard">- Signup (/signup/) - New member registration with invitation codes</text:p>
      <text:p text:style-name="Standard">- Logout (/logout/) - Session termination</text:p>
      <text:p text:style-name="Standard"/>
      <text:p text:style-name="Standard">=======================================================================</text:p>
      <text:p text:style-name="Standard">3. MEMBER PORTAL (Login Required)</text:p>
      <text:p text:style-name="Standard"><text:soft-page-break/>=======================================================================</text:p>
      <text:p text:style-name="Standard"/>
      <text:p text:style-name="Standard">DASHBOARD (/portal/)</text:p>
      <text:p text:style-name="Standard">- Quick statistics overview</text:p>
      <text:p text:style-name="Standard">- Dues status summary</text:p>
      <text:p text:style-name="Standard">- Upcoming events</text:p>
      <text:p text:style-name="Standard">- Recent announcements</text:p>
      <text:p text:style-name="Standard">- Activity feed</text:p>
      <text:p text:style-name="Standard"/>
      <text:p text:style-name="Standard">PROFILE MANAGEMENT</text:p>
      <text:p text:style-name="Standard">- Edit Own Profile (/portal/profile/edit/)</text:p>
      <text:p text:style-name="Standard"><text:s text:c="2"/>* Personal information</text:p>
      <text:p text:style-name="Standard"><text:s text:c="2"/>* Contact details</text:p>
      <text:p text:style-name="Standard"><text:s text:c="2"/>* Profile photo upload</text:p>
      <text:p text:style-name="Standard"><text:s text:c="2"/>* Cover photo customization</text:p>
      <text:p text:style-name="Standard"><text:s text:c="2"/>* Bio and line information</text:p>
      <text:p text:style-name="Standard">- View Member Profiles (/portal/profile/&lt;username&gt;/)</text:p>
      <text:p text:style-name="Standard">- Member Roster (/portal/roster/)</text:p>
      <text:p text:style-name="Standard"><text:s text:c="2"/>* Searchable member directory</text:p>
      <text:p text:style-name="Standard"><text:s text:c="2"/>* Filter by status</text:p>
      <text:p text:style-name="Standard"><text:s text:c="2"/>* Member details view</text:p>
      <text:p text:style-name="Standard"/>
      <text:p text:style-name="Standard">SOCIAL FEATURES</text:p>
      <text:p text:style-name="Standard">- Wall Posts (/portal/posts/)</text:p>
      <text:p text:style-name="Standard"><text:s text:c="2"/>* Create posts (/portal/posts/create/)</text:p>
      <text:p text:style-name="Standard"><text:s text:c="2"/>* View my posts (/portal/posts/my-posts/)</text:p>
      <text:p text:style-name="Standard"><text:s text:c="2"/>* Edit posts (/portal/posts/edit/&lt;id&gt;/)</text:p>
      <text:p text:style-name="Standard"><text:s text:c="2"/>* Delete posts (/portal/posts/delete/&lt;id&gt;/)</text:p>
      <text:p text:style-name="Standard"><text:s text:c="2"/>* Comment system with likes</text:p>
      <text:p text:style-name="Standard"/>
      <text:p text:style-name="Standard">- Photo Gallery (/portal/photos/)</text:p>
      <text:p text:style-name="Standard"><text:s text:c="2"/>* Upload photos (/portal/photos/upload/)</text:p>
      <text:p text:style-name="Standard"><text:s text:c="2"/>* Photo albums (/portal/albums/create/)</text:p>
      <text:p text:style-name="Standard"><text:s text:c="2"/>* Photo details with likes/comments</text:p>
      <text:p text:style-name="Standard"><text:s text:c="2"/>* Edit/delete photos</text:p>
      <text:p text:style-name="Standard"><text:s text:c="2"/>* Tag photos by event</text:p>
      <text:p text:style-name="Standard"/>
      <text:p text:style-name="Standard">EVENT MANAGEMENT</text:p>
      <text:p text:style-name="Standard">- View events with RSVP</text:p>
      <text:p text:style-name="Standard">- Create events (/portal/events/create/)</text:p>
      <text:p text:style-name="Standard">- Edit events (/portal/events/&lt;id&gt;/edit/)</text:p>
      <text:p text:style-name="Standard">- Delete events (/portal/events/&lt;id&gt;/delete/)</text:p>
      <text:p text:style-name="Standard">- RSVP to events (/portal/events/&lt;id&gt;/rsvp/)</text:p>
      <text:p text:style-name="Standard"/>
      <text:p text:style-name="Standard">DOCUMENTS (/portal/documents/)</text:p>
      <text:p text:style-name="Standard">- Chapter documents repository</text:p>
      <text:p text:style-name="Standard">- Category-based organization:</text:p>
      <text:p text:style-name="Standard"><text:s text:c="2"/>* Meeting Minutes</text:p>
      <text:p text:style-name="Standard"><text:s text:c="2"/>* Calendars</text:p>
      <text:p text:style-name="Standard"><text:s text:c="2"/>* Officer Manuals</text:p>
      <text:p text:style-name="Standard"><text:s text:c="2"/>* Bylaws &amp; Constitution</text:p>
      <text:p text:style-name="Standard"><text:s text:c="2"/>* Financial Documents</text:p>
      <text:p text:style-name="Standard"><text:soft-page-break/><text:s text:c="2"/>* Forms &amp; Templates</text:p>
      <text:p text:style-name="Standard">- Access control based on member status</text:p>
      <text:p text:style-name="Standard">- Officer-only documents (/portal/documents/officer-only/)</text:p>
      <text:p text:style-name="Standard"/>
      <text:p text:style-name="Standard">DUES STATUS (/portal/dues/)</text:p>
      <text:p text:style-name="Standard">- View personal dues balance</text:p>
      <text:p text:style-name="Standard">- Payment history</text:p>
      <text:p text:style-name="Standard">- Upcoming bills</text:p>
      <text:p text:style-name="Standard">- Online payment option</text:p>
      <text:p text:style-name="Standard"/>
      <text:p text:style-name="Standard">DIRECT MESSAGING (/portal/messages/)</text:p>
      <text:p text:style-name="Standard">- Inbox view</text:p>
      <text:p text:style-name="Standard">- Message detail view</text:p>
      <text:p text:style-name="Standard">- Send messages to members</text:p>
      <text:p text:style-name="Standard">- Reply threading</text:p>
      <text:p text:style-name="Standard">- Message priority levels</text:p>
      <text:p text:style-name="Standard">- Message categories (General, Official, Event, Financial, Committee)</text:p>
      <text:p text:style-name="Standard">- Bulk messaging (officers only)</text:p>
      <text:p text:style-name="Standard"/>
      <text:p text:style-name="Standard">=======================================================================</text:p>
      <text:p text:style-name="Standard">4. OFFICER MANAGEMENT (Officers/Staff Only)</text:p>
      <text:p text:style-name="Standard">=======================================================================</text:p>
      <text:p text:style-name="Standard"/>
      <text:p text:style-name="Standard">MEMBER MANAGEMENT</text:p>
      <text:p text:style-name="Standard">- Member List (/portal/roster/)</text:p>
      <text:p text:style-name="Standard"><text:s text:c="2"/>* Full CRUD operations</text:p>
      <text:p text:style-name="Standard"><text:s text:c="2"/>* Status management (Financial, Non-Financial, Life Member, etc.)</text:p>
      <text:p text:style-name="Standard"><text:s text:c="2"/>* Bulk actions</text:p>
      <text:p text:style-name="Standard">- Create Member (/portal/roster/create/)</text:p>
      <text:p text:style-name="Standard">- Edit Member (/portal/roster/edit/&lt;id&gt;/)</text:p>
      <text:p text:style-name="Standard">- Delete Member (/portal/roster/delete/&lt;id&gt;/)</text:p>
      <text:p text:style-name="Standard">- Import Members via CSV (/portal/roster/import/)</text:p>
      <text:p text:style-name="Standard">- Import Officers via CSV (/portal/officers/import/)</text:p>
      <text:p text:style-name="Standard">- Bulk Operations:</text:p>
      <text:p text:style-name="Standard"><text:s text:c="2"/>* Bulk status update</text:p>
      <text:p text:style-name="Standard"><text:s text:c="2"/>* Bulk delete</text:p>
      <text:p text:style-name="Standard"><text:s text:c="2"/>* Export functionality</text:p>
      <text:p text:style-name="Standard"/>
      <text:p text:style-name="Standard">LEADERSHIP MANAGEMENT</text:p>
      <text:p text:style-name="Standard">- Add Officer (/leadership/add/)</text:p>
      <text:p text:style-name="Standard">- Edit Officer (/leadership/edit/&lt;id&gt;/)</text:p>
      <text:p text:style-name="Standard">- Delete Officer (/leadership/delete/&lt;id&gt;/)</text:p>
      <text:p text:style-name="Standard">- Upload Officer Photos (/leadership/upload-photo/&lt;id&gt;/)</text:p>
      <text:p text:style-name="Standard">- Position management with custom titles</text:p>
      <text:p text:style-name="Standard"/>
      <text:p text:style-name="Standard">INVITATION CODE SYSTEM</text:p>
      <text:p text:style-name="Standard">- Manage Invitations (/invitations/)</text:p>
      <text:p text:style-name="Standard">- Create Invitation Codes (/invitations/create/)</text:p>
      <text:p text:style-name="Standard">- Delete Invitations (/invitations/delete/&lt;id&gt;/)</text:p>
      <text:p text:style-name="Standard">- Generate Member-Specific Invitations (/invitations/generate/&lt;id&gt;/)</text:p>
      <text:p text:style-name="Standard">- Email invitation links to prospective members</text:p>
      <text:p text:style-name="Standard">- Expiration tracking</text:p>
      <text:p text:style-name="Standard"><text:soft-page-break/></text:p>
      <text:p text:style-name="Standard">ATTENDANCE TRACKING</text:p>
      <text:p text:style-name="Standard">- View Attendance (/portal/attendance/)</text:p>
      <text:p text:style-name="Standard">- Manage Attendance (/portal/attendance/manage/)</text:p>
      <text:p text:style-name="Standard">- Add Attendance Record (/portal/attendance/add/)</text:p>
      <text:p text:style-name="Standard">- Edit Attendance (/portal/attendance/&lt;id&gt;/edit/)</text:p>
      <text:p text:style-name="Standard">- Delete Attendance (/portal/attendance/&lt;id&gt;/delete/)</text:p>
      <text:p text:style-name="Standard">- Points tracking per event</text:p>
      <text:p text:style-name="Standard">- RSVP status tracking</text:p>
      <text:p text:style-name="Standard">- Filtering by event, member, status</text:p>
      <text:p text:style-name="Standard"/>
      <text:p text:style-name="Standard">PROGRAM PHOTO MANAGEMENT</text:p>
      <text:p text:style-name="Standard">- Edit Program Photos (/programs/photo/&lt;id&gt;/edit/)</text:p>
      <text:p text:style-name="Standard">- Delete Program Photos (/programs/photo/&lt;id&gt;/delete/)</text:p>
      <text:p text:style-name="Standard">- Photo tagging by program type</text:p>
      <text:p text:style-name="Standard"/>
      <text:p text:style-name="Standard">CHAPTER HISTORY MANAGEMENT</text:p>
      <text:p text:style-name="Standard">- Manage History Sections (/portal/manage-history/)</text:p>
      <text:p text:style-name="Standard">- Edit History Sections (/portal/manage-history/edit/&lt;id&gt;/)</text:p>
      <text:p text:style-name="Standard">- Import history from CSV/TXT/DOCX</text:p>
      <text:p text:style-name="Standard">- Backup/restore functionality</text:p>
      <text:p text:style-name="Standard"/>
      <text:p text:style-name="Standard">SITE CONFIGURATION (/portal/site-configuration/)</text:p>
      <text:p text:style-name="Standard">- Site branding settings</text:p>
      <text:p text:style-name="Standard">- Chapter contact information</text:p>
      <text:p text:style-name="Standard">- Social media links</text:p>
      <text:p text:style-name="Standard"/>
      <text:p text:style-name="Standard">CHATBOT Q&amp;A MANAGEMENT</text:p>
      <text:p text:style-name="Standard">- Manage Q&amp;A (/portal/manage-chatbot/)</text:p>
      <text:p text:style-name="Standard">- Edit Q&amp;A entries (/portal/manage-chatbot/edit/&lt;id&gt;/)</text:p>
      <text:p text:style-name="Standard">- Category-based organization</text:p>
      <text:p text:style-name="Standard">- Keyword configuration</text:p>
      <text:p text:style-name="Standard"/>
      <text:p text:style-name="Standard">=======================================================================</text:p>
      <text:p text:style-name="Standard">5. FINANCIAL MANAGEMENT (Treasurer/Officers)</text:p>
      <text:p text:style-name="Standard">=======================================================================</text:p>
      <text:p text:style-name="Standard"/>
      <text:p text:style-name="Standard">DUES &amp; PAYMENTS MANAGEMENT</text:p>
      <text:p text:style-name="Standard">- Dues Dashboard (/portal/dues-and-payments/)</text:p>
      <text:p text:style-name="Standard">- View Member Dues Summary (/portal/member-dues-summary/)</text:p>
      <text:p text:style-name="Standard">- Create Bill (/portal/dues-and-payments/create-bill/)</text:p>
      <text:p text:style-name="Standard"><text:s text:c="2"/>* Bill types: Monthly, Semester, Annual, Fine, House Charge, Event Fee, Other</text:p>
      <text:p text:style-name="Standard">- Add Payment (/portal/dues-and-payments/add/)</text:p>
      <text:p text:style-name="Standard">- Edit Payment (/portal/dues-and-payments/edit/&lt;id&gt;/)</text:p>
      <text:p text:style-name="Standard">- Delete Payment (/portal/dues-and-payments/delete/&lt;id&gt;/)</text:p>
      <text:p text:style-name="Standard">- Bulk Delete Payments (/portal/dues-and-payments/bulk-delete/)</text:p>
      <text:p text:style-name="Standard">- Payment status tracking (Pending, Paid, Partial, Overdue, Waived)</text:p>
      <text:p text:style-name="Standard"/>
      <text:p text:style-name="Standard">STRIPE PAYMENT INTEGRATION</text:p>
      <text:p text:style-name="Standard">- Configure Stripe (/portal/stripe/config/)</text:p>
      <text:p text:style-name="Standard"><text:s text:c="2"/>* API key management</text:p>
      <text:p text:style-name="Standard"><text:s text:c="2"/>* Test mode toggle</text:p>
      <text:p text:style-name="Standard"><text:soft-page-break/><text:s text:c="2"/>* Bank account linking</text:p>
      <text:p text:style-name="Standard">- Pay Dues Online (/portal/dues/&lt;id&gt;/pay/)</text:p>
      <text:p text:style-name="Standard">- Stripe Webhook Processing (/portal/stripe/webhook/)</text:p>
      <text:p text:style-name="Standard">- Payment Success Page (/portal/payment-success/&lt;id&gt;/)</text:p>
      <text:p text:style-name="Standard">- Payment Cancelled Page (/portal/payment-cancelled/&lt;id&gt;/)</text:p>
      <text:p text:style-name="Standard">- Payment tracking and reconciliation</text:p>
      <text:p text:style-name="Standard">- Card information storage (last 4 digits only)</text:p>
      <text:p text:style-name="Standard"/>
      <text:p text:style-name="Standard">MEMBER SYNCHRONIZATION (Admin)</text:p>
      <text:p text:style-name="Standard">- Sync with HQ Member List (/portal/sync-members/)</text:p>
      <text:p text:style-name="Standard"><text:s text:c="2"/>* CSV upload of national roster</text:p>
      <text:p text:style-name="Standard"><text:s text:c="2"/>* Auto-mark non-compliant members</text:p>
      <text:p text:style-name="Standard"><text:s text:c="2"/>* 90-day grace period tracking</text:p>
      <text:p text:style-name="Standard">- View Marked Members (/portal/marked-members/)</text:p>
      <text:p text:style-name="Standard"><text:s text:c="2"/>* Countdown timers</text:p>
      <text:p text:style-name="Standard"><text:s text:c="2"/>* Dues reminder emails</text:p>
      <text:p text:style-name="Standard"><text:s text:c="2"/>* Removal workflow</text:p>
      <text:p text:style-name="Standard"/>
      <text:p text:style-name="Standard">=======================================================================</text:p>
      <text:p text:style-name="Standard">6. COMMUNICATION SYSTEMS</text:p>
      <text:p text:style-name="Standard">=======================================================================</text:p>
      <text:p text:style-name="Standard"/>
      <text:p text:style-name="Standard">ANNOUNCEMENTS</text:p>
      <text:p text:style-name="Standard">- View Announcements (/portal/announcements/)</text:p>
      <text:p text:style-name="Standard">- Create/Edit Announcements (Officers)</text:p>
      <text:p text:style-name="Standard">- Priority levels (Low, Normal, High, Urgent)</text:p>
      <text:p text:style-name="Standard">- Pinned announcements</text:p>
      <text:p text:style-name="Standard">- Expiration dates</text:p>
      <text:p text:style-name="Standard">- Read tracking</text:p>
      <text:p text:style-name="Standard"/>
      <text:p text:style-name="Standard">EMAIL SYSTEM</text:p>
      <text:p text:style-name="Standard">- Send Member Emails (/portal/email/send-members/)</text:p>
      <text:p text:style-name="Standard">- Recipient filtering (All, Financial, Non-Financial, Officers)</text:p>
      <text:p text:style-name="Standard">- Email preview before sending</text:p>
      <text:p text:style-name="Standard">- HTML email templates with plain-text fallback</text:p>
      <text:p text:style-name="Standard">- Automatic dues reminder emails</text:p>
      <text:p text:style-name="Standard"/>
      <text:p text:style-name="Standard">SMS NOTIFICATION SYSTEM (Twilio)</text:p>
      <text:p text:style-name="Standard">- Configure Twilio (/portal/twilio/config/)</text:p>
      <text:p text:style-name="Standard"><text:s text:c="2"/>* Account SID</text:p>
      <text:p text:style-name="Standard"><text:s text:c="2"/>* Auth Token</text:p>
      <text:p text:style-name="Standard"><text:s text:c="2"/>* Phone number</text:p>
      <text:p text:style-name="Standard"><text:s text:c="2"/>* Test mode option</text:p>
      <text:p text:style-name="Standard">- SMS Preferences (/portal/sms/preferences/)</text:p>
      <text:p text:style-name="Standard"><text:s text:c="2"/>* Member opt-in/opt-out</text:p>
      <text:p text:style-name="Standard"><text:s text:c="2"/>* Notification type preferences:</text:p>
      <text:p text:style-name="Standard"><text:s text:c="4"/>- Announcements</text:p>
      <text:p text:style-name="Standard"><text:s text:c="4"/>- Direct Messages</text:p>
      <text:p text:style-name="Standard"><text:s text:c="4"/>- Dues Reminders</text:p>
      <text:p text:style-name="Standard"><text:s text:c="4"/>- Event Alerts</text:p>
      <text:p text:style-name="Standard"><text:s text:c="2"/>* Quiet hours configuration</text:p>
      <text:p text:style-name="Standard">- Send SMS Alert (/portal/sms/send-alert/)</text:p>
      <text:p text:style-name="Standard"><text:soft-page-break/><text:s text:c="2"/>* Broadcast to opted-in members</text:p>
      <text:p text:style-name="Standard">- SMS Logs (/portal/sms/logs/)</text:p>
      <text:p text:style-name="Standard"><text:s text:c="2"/>* Delivery status tracking</text:p>
      <text:p text:style-name="Standard"><text:s text:c="2"/>* Error logging</text:p>
      <text:p text:style-name="Standard"><text:s text:c="2"/>* Audit trail</text:p>
      <text:p text:style-name="Standard"/>
      <text:p text:style-name="Standard">=======================================================================</text:p>
      <text:p text:style-name="Standard">7. E-COMMERCE BOUTIQUE</text:p>
      <text:p text:style-name="Standard">=======================================================================</text:p>
      <text:p text:style-name="Standard"/>
      <text:p text:style-name="Standard">SHOP FRONTEND (Public)</text:p>
      <text:p text:style-name="Standard">- Shop Home (/boutique/)</text:p>
      <text:p text:style-name="Standard"><text:s text:c="2"/>* Product catalog</text:p>
      <text:p text:style-name="Standard"><text:s text:c="2"/>* Category filtering (Apparel, Accessories, Drinkware, Other)</text:p>
      <text:p text:style-name="Standard"><text:s text:c="2"/>* Price display</text:p>
      <text:p text:style-name="Standard"><text:s text:c="2"/>* Product images</text:p>
      <text:p text:style-name="Standard">- Product Details (/boutique/product/&lt;id&gt;/)</text:p>
      <text:p text:style-name="Standard"><text:s text:c="2"/>* Full description</text:p>
      <text:p text:style-name="Standard"><text:s text:c="2"/>* Size options</text:p>
      <text:p text:style-name="Standard"><text:s text:c="2"/>* Color options</text:p>
      <text:p text:style-name="Standard"><text:s text:c="2"/>* Inventory status</text:p>
      <text:p text:style-name="Standard"><text:s text:c="2"/>* Add to cart</text:p>
      <text:p text:style-name="Standard"/>
      <text:p text:style-name="Standard">SHOPPING CART (Guest &amp; Member)</text:p>
      <text:p text:style-name="Standard">- View Cart (/boutique/cart/)</text:p>
      <text:p text:style-name="Standard">- Add to Cart (/boutique/add-to-cart/&lt;id&gt;/)</text:p>
      <text:p text:style-name="Standard">- Update Quantity (/boutique/cart/update/&lt;id&gt;/)</text:p>
      <text:p text:style-name="Standard">- Remove from Cart (/boutique/cart/remove/&lt;id&gt;/)</text:p>
      <text:p text:style-name="Standard">- Session-based cart for guests</text:p>
      <text:p text:style-name="Standard">- User-linked cart for members</text:p>
      <text:p text:style-name="Standard"/>
      <text:p text:style-name="Standard">CHECKOUT PROCESS</text:p>
      <text:p text:style-name="Standard">- Checkout (/boutique/checkout/)</text:p>
      <text:p text:style-name="Standard"><text:s text:c="2"/>* Shipping information</text:p>
      <text:p text:style-name="Standard"><text:s text:c="2"/>* Contact details</text:p>
      <text:p text:style-name="Standard"><text:s text:c="2"/>* Order review</text:p>
      <text:p text:style-name="Standard">- Payment Processing (/boutique/payment/&lt;id&gt;/)</text:p>
      <text:p text:style-name="Standard"><text:s text:c="2"/>* Stripe integration</text:p>
      <text:p text:style-name="Standard"><text:s text:c="2"/>* Secure payment form</text:p>
      <text:p text:style-name="Standard">- Payment Success (/boutique/payment-success/&lt;id&gt;/)</text:p>
      <text:p text:style-name="Standard">- Order History (/boutique/orders/)</text:p>
      <text:p text:style-name="Standard"><text:s text:c="2"/>* View past orders</text:p>
      <text:p text:style-name="Standard"><text:s text:c="2"/>* Order status tracking</text:p>
      <text:p text:style-name="Standard"/>
      <text:p text:style-name="Standard">ORDER STATUS TRACKING</text:p>
      <text:p text:style-name="Standard">- Pending Payment</text:p>
      <text:p text:style-name="Standard">- Payment Completed</text:p>
      <text:p text:style-name="Standard">- Shipped</text:p>
      <text:p text:style-name="Standard">- Delivered</text:p>
      <text:p text:style-name="Standard">- Cancelled</text:p>
      <text:p text:style-name="Standard"/>
      <text:p text:style-name="Standard">SHOP ADMINISTRATION (Officers)</text:p>
      <text:p text:style-name="Standard"><text:soft-page-break/>- Boutique Dashboard (/boutique/admin/dashboard/)</text:p>
      <text:p text:style-name="Standard"><text:s text:c="2"/>* Sales overview</text:p>
      <text:p text:style-name="Standard"><text:s text:c="2"/>* Order management</text:p>
      <text:p text:style-name="Standard">- Import Products (/boutique/admin/import-products/)</text:p>
      <text:p text:style-name="Standard"><text:s text:c="2"/>* CSV bulk upload</text:p>
      <text:p text:style-name="Standard"><text:s text:c="2"/>* Image URL support</text:p>
      <text:p text:style-name="Standard">- Add Product (/boutique/admin/add-product/)</text:p>
      <text:p text:style-name="Standard">- Edit Product (/boutique/admin/edit-product/&lt;id&gt;/)</text:p>
      <text:p text:style-name="Standard">- Delete Product (/boutique/admin/delete-product/&lt;id&gt;/)</text:p>
      <text:p text:style-name="Standard">- Bulk Delete Products (/boutique/admin/bulk-delete/)</text:p>
      <text:p text:style-name="Standard">- Clear Abandoned Orders (/boutique/admin/clear-abandoned/)</text:p>
      <text:p text:style-name="Standard"/>
      <text:p text:style-name="Standard">=======================================================================</text:p>
      <text:p text:style-name="Standard">8. CHATBOT SYSTEM</text:p>
      <text:p text:style-name="Standard">=======================================================================</text:p>
      <text:p text:style-name="Standard"/>
      <text:p text:style-name="Standard">PUBLIC CHATBOT</text:p>
      <text:p text:style-name="Standard">- AI-powered question answering</text:p>
      <text:p text:style-name="Standard">- Knowledge base of public information</text:p>
      <text:p text:style-name="Standard">- Categories:</text:p>
      <text:p text:style-name="Standard"><text:s text:c="2"/>* About the Fraternity</text:p>
      <text:p text:style-name="Standard"><text:s text:c="2"/>* History &amp; Traditions</text:p>
      <text:p text:style-name="Standard"><text:s text:c="2"/>* Membership</text:p>
      <text:p text:style-name="Standard"><text:s text:c="2"/>* Events &amp; Programs</text:p>
      <text:p text:style-name="Standard"><text:s text:c="2"/>* Contact Information</text:p>
      <text:p text:style-name="Standard"><text:s text:c="2"/>* Values &amp; Mission</text:p>
      <text:p text:style-name="Standard"><text:s text:c="2"/>* Frequently Asked Questions</text:p>
      <text:p text:style-name="Standard">- Keyword matching with confidence scoring</text:p>
      <text:p text:style-name="Standard">- No sensitive information exposed</text:p>
      <text:p text:style-name="Standard"/>
      <text:p text:style-name="Standard">ADMIN MANAGEMENT</text:p>
      <text:p text:style-name="Standard">- Add/Edit Q&amp;A entries</text:p>
      <text:p text:style-name="Standard">- Keyword configuration</text:p>
      <text:p text:style-name="Standard">- Confidence threshold settings</text:p>
      <text:p text:style-name="Standard">- Active/inactive toggle</text:p>
      <text:p text:style-name="Standard">- Category organization</text:p>
      <text:p text:style-name="Standard"/>
      <text:p text:style-name="Standard">=======================================================================</text:p>
      <text:p text:style-name="Standard">9. SECURITY FEATURES</text:p>
      <text:p text:style-name="Standard">=======================================================================</text:p>
      <text:p text:style-name="Standard"/>
      <text:p text:style-name="Standard">AUTHENTICATION &amp; AUTHORIZATION</text:p>
      <text:p text:style-name="Standard">- Django built-in authentication</text:p>
      <text:p text:style-name="Standard">- Password hashing (PBKDF2)</text:p>
      <text:p text:style-name="Standard">- Session management</text:p>
      <text:p text:style-name="Standard">- CSRF protection</text:p>
      <text:p text:style-name="Standard">- Permission decorators:</text:p>
      <text:p text:style-name="Standard"><text:s text:c="2"/>* @login_required</text:p>
      <text:p text:style-name="Standard"><text:s text:c="2"/>* @user_passes_test(is_officer_or_staff)</text:p>
      <text:p text:style-name="Standard"><text:s text:c="2"/>* Staff-only access</text:p>
      <text:p text:style-name="Standard"/>
      <text:p text:style-name="Standard">ACCESS CONTROL LEVELS</text:p>
      <text:p text:style-name="Standard"><text:soft-page-break/>- Public (no auth)</text:p>
      <text:p text:style-name="Standard">- Member (authenticated users)</text:p>
      <text:p text:style-name="Standard">- Officer (is_officer=True or is_staff=True)</text:p>
      <text:p text:style-name="Standard">- Treasurer (financial permissions)</text:p>
      <text:p text:style-name="Standard">- Admin (full access)</text:p>
      <text:p text:style-name="Standard"/>
      <text:p text:style-name="Standard">DATA PROTECTION</text:p>
      <text:p text:style-name="Standard">- Input validation on all forms</text:p>
      <text:p text:style-name="Standard">- SQL injection prevention via Django ORM</text:p>
      <text:p text:style-name="Standard">- XSS protection via template auto-escaping</text:p>
      <text:p text:style-name="Standard">- Secure password reset</text:p>
      <text:p text:style-name="Standard">- File upload validation</text:p>
      <text:p text:style-name="Standard">- Safe redirect URL validation</text:p>
      <text:p text:style-name="Standard"/>
      <text:p text:style-name="Standard">AUDIT TRAILS</text:p>
      <text:p text:style-name="Standard">- User action logging</text:p>
      <text:p text:style-name="Standard">- Login attempt tracking</text:p>
      <text:p text:style-name="Standard">- Payment transaction logs</text:p>
      <text:p text:style-name="Standard">- SMS delivery logs</text:p>
      <text:p text:style-name="Standard">- Document access tracking</text:p>
      <text:p text:style-name="Standard"/>
      <text:p text:style-name="Standard">OWASP TOP 10 COMPLIANCE</text:p>
      <text:p text:style-name="Standard">- Broken Access Control - Permission checks on all views</text:p>
      <text:p text:style-name="Standard">- Cryptographic Failures - Hashed passwords, HTTPS ready</text:p>
      <text:p text:style-name="Standard">- Injection - Parameterized queries via ORM</text:p>
      <text:p text:style-name="Standard">- Insecure Design - Security-first architecture</text:p>
      <text:p text:style-name="Standard">- Security Misconfiguration - Production settings guide</text:p>
      <text:p text:style-name="Standard">- Vulnerable Components - Dependency tracking</text:p>
      <text:p text:style-name="Standard">- Authentication Failures - Strong password requirements</text:p>
      <text:p text:style-name="Standard">- Data Integrity - Validated inputs and outputs</text:p>
      <text:p text:style-name="Standard">- Logging Failures - Comprehensive logging</text:p>
      <text:p text:style-name="Standard">- SSRF - URL validation for redirects</text:p>
      <text:p text:style-name="Standard"/>
      <text:p text:style-name="Standard"/>
      <text:p text:style-name="Standard">=======================================================================</text:p>
      <text:p text:style-name="Standard">10. TECHNICAL SPECIFICATIONS</text:p>
      <text:p text:style-name="Standard">=======================================================================</text:p>
      <text:p text:style-name="Standard"/>
      <text:p text:style-name="Standard">TECHNOLOGY STACK</text:p>
      <text:p text:style-name="Standard">- Backend: Django 4.x (Python 3.14)</text:p>
      <text:p text:style-name="Standard">- Database: SQLite (development) / PostgreSQL (production)</text:p>
      <text:p text:style-name="Standard">- Frontend: HTML5, CSS3, Bootstrap</text:p>
      <text:p text:style-name="Standard">- JavaScript: Vanilla JS for interactivity</text:p>
      <text:p text:style-name="Standard">- Payment: Stripe API</text:p>
      <text:p text:style-name="Standard">- SMS: Twilio API</text:p>
      <text:p text:style-name="Standard">- Email: Django SMTP with HTML templates</text:p>
      <text:p text:style-name="Standard"/>
      <text:p text:style-name="Standard">DATABASE MODELS</text:p>
      <text:p text:style-name="Standard">- Event, Category, EventAttendance</text:p>
      <text:p text:style-name="Standard">- ChapterLeadership</text:p>
      <text:p text:style-name="Standard">- MemberProfile, InvitationCode</text:p>
      <text:p text:style-name="Standard">- DuesPayment, StripePayment, StripeConfiguration</text:p>
      <text:p text:style-name="Standard"><text:soft-page-break/>- Announcement, AnnouncementView</text:p>
      <text:p text:style-name="Standard">- Document</text:p>
      <text:p text:style-name="Standard">- Message</text:p>
      <text:p text:style-name="Standard">- ProfileComment, CommentLike</text:p>
      <text:p text:style-name="Standard">- PhotoAlbum, Photo, PhotoComment, PhotoLike</text:p>
      <text:p text:style-name="Standard">- TwilioConfiguration, SMSPreference, SMSLog</text:p>
      <text:p text:style-name="Standard">- Product, Cart, CartItem, Order, OrderItem</text:p>
      <text:p text:style-name="Standard">- ChapterHistorySection, ChapterHistoryBackup</text:p>
      <text:p text:style-name="Standard">- PublicAnswer (Chatbot)</text:p>
      <text:p text:style-name="Standard">- SiteConfiguration</text:p>
      <text:p text:style-name="Standard"/>
      <text:p text:style-name="Standard">KEY FEATURES</text:p>
      <text:p text:style-name="Standard">- Responsive design (mobile-friendly)</text:p>
      <text:p text:style-name="Standard">- Dark mode CSS theme</text:p>
      <text:p text:style-name="Standard">- CSV import/export functionality</text:p>
      <text:p text:style-name="Standard">- Image upload with validation</text:p>
      <text:p text:style-name="Standard">- Real-time payment processing</text:p>
      <text:p text:style-name="Standard">- Bulk operations support</text:p>
      <text:p text:style-name="Standard">- Search and filtering throughout</text:p>
      <text:p text:style-name="Standard">- 90-day member removal tracking</text:p>
      <text:p text:style-name="Standard">- Multi-factor authentication ready</text:p>
      <text:p text:style-name="Standard"/>
      <text:p text:style-name="Standard">FILE STRUCTURE</text:p>
      <text:p text:style-name="Standard">/config/ <text:s text:c="10"/>- Django settings and configuration</text:p>
      <text:p text:style-name="Standard">/pages/ <text:s text:c="11"/>- Main application (views, models, forms)</text:p>
      <text:p text:style-name="Standard">/templates/ <text:s text:c="7"/>- HTML templates</text:p>
      <text:p text:style-name="Standard">/static/ <text:s text:c="10"/>- CSS, JavaScript, images</text:p>
      <text:p text:style-name="Standard">/media/ <text:s text:c="11"/>- User uploaded files</text:p>
      <text:p text:style-name="Standard">/logs/ <text:s text:c="12"/>- Application logs</text:p>
      <text:p text:style-name="Standard"/>
      <text:p text:style-name="Standard">TOTAL ENDPOINTS: 80+ pages/routes</text:p>
      <text:p text:style-name="Standard"/>
      <text:p text:style-name="Standard"/>
      <text:p text:style-name="Standard"/>
      <text:p text:style-name="Standard">=======================================================================</text:p>
      <text:p text:style-name="Standard">END OF DOCUMENTATION</text:p>
      <text:p text:style-name="Standard">=======================================================================</text:p>
      <text:p text:style-name="Standard">Generated: February 2026</text:p>
      <text:p text:style-name="Standard">For questions or updates, contact <text:span text:style-name="T1">Jeuan M. Mitchell :)</text:span></text:p>
      <text:p text:style-name="Standard">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4:38:13.396454557</meta:creation-date>
    <dc:date>2026-02-28T14:42:39.546391782</dc:date>
    <meta:editing-duration>PT4M27S</meta:editing-duration>
    <meta:editing-cycles>1</meta:editing-cycles>
    <meta:document-statistic meta:table-count="0" meta:image-count="0" meta:object-count="0" meta:page-count="10" meta:paragraph-count="442" meta:word-count="1744" meta:character-count="15083" meta:non-whitespace-character-count="13532"/>
    <meta:generator>LibreOffice/25.8.4.2$Linux_X86_64 LibreOffice_project/0366609b1de41a39e1896ae41e33c673f2a73802</meta:generator>
  </office:meta>
</office:document-meta>
</file>